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size="11pt" style:font-size-asian="11pt" style:font-size-complex="11pt"/>
    </style:style>
    <style:style style:name="P2" style:family="paragraph" style:parent-style-name="Default">
      <style:text-properties style:use-window-font-color="true" fo:font-size="11pt" style:font-size-asian="11pt" style:font-name-complex="Arial Unicode MS" style:font-size-complex="11pt"/>
    </style:style>
    <style:style style:name="P3" style:family="paragraph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4" style:family="paragraph" style:parent-style-name="Default">
      <style:text-properties officeooo:paragraph-rsid="00185cf0"/>
    </style:style>
    <style:style style:name="P5" style:family="paragraph" style:parent-style-name="Default" style:master-page-name="Standard">
      <style:paragraph-properties style:page-number="auto"/>
    </style:style>
    <style:style style:name="P6" style:family="paragraph" style:parent-style-name="Standard">
      <style:text-properties officeooo:paragraph-rsid="00185cf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fo:font-size="11pt" style:font-size-asian="11pt" style:font-name-complex="Arial Unicode MS" style:font-size-complex="11pt"/>
    </style:style>
    <style:style style:name="T3" style:family="text">
      <style:text-properties style:use-window-font-color="true" fo:font-size="11pt" style:font-size-asian="11pt" style:font-size-complex="11pt"/>
    </style:style>
    <style:style style:name="T4" style:family="text">
      <style:text-properties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/text:p>
      <text:p text:style-name="Default">1. Which of the following are TCL commands? </text:p>
      <text:p text:style-name="Default"><text:span text:style-name="T1">A. Commit </text:span></text:p>
      <text:p text:style-name="Default"><text:span text:style-name="T1">B. Select </text:span></text:p>
      <text:p text:style-name="Default"><text:span text:style-name="T1">C. Rollback </text:span></text:p>
      <text:p text:style-name="Default"><text:span text:style-name="T1">D. Savepoint </text:span></text:p>
      <text:p text:style-name="Default"><text:span text:style-name="T1">ANS. C,D</text:span></text:p>
      <text:p text:style-name="P1"/>
      <text:p text:style-name="Default"><text:span text:style-name="T1">2. Which of the following are DDL commands? </text:span></text:p>
      <text:p text:style-name="Default"><text:span text:style-name="T1">A. Create </text:span></text:p>
      <text:p text:style-name="Default"><text:span text:style-name="T1">B. Select </text:span></text:p>
      <text:p text:style-name="Default"><text:span text:style-name="T1">C. Drop </text:span></text:p>
      <text:p text:style-name="Default"><text:span text:style-name="T1">D. Alter </text:span></text:p>
      <text:p text:style-name="Default"><text:span text:style-name="T1">ANS. A,C,D</text:span></text:p>
      <text:p text:style-name="P1"/>
      <text:p text:style-name="Default"><text:span text:style-name="T1">3. Which of the following is a legal expression in SQL? </text:span></text:p>
      <text:p text:style-name="Default"><text:span text:style-name="T1">A. SELECT NULL FROM SALES; </text:span></text:p>
      <text:p text:style-name="Default"><text:span text:style-name="T1">B. SELECT NAME FROM SALES; </text:span></text:p>
      <text:p text:style-name="Default"><text:span text:style-name="T1">C. SELECT * FROM SALES WHEN PRICE = NULL; </text:span></text:p>
      <text:p text:style-name="Default"><text:span text:style-name="T1">D. SELECT # FROM SALES; </text:span></text:p>
      <text:p text:style-name="Default"><text:span text:style-name="T1">ANS. C</text:span></text:p>
      <text:p text:style-name="P1"/>
      <text:p text:style-name="Default"><text:span text:style-name="T1">4. DCL provides commands to perform actions like- </text:span></text:p>
      <text:p text:style-name="Default"><text:span text:style-name="T1">A. Change the structure of Tables </text:span></text:p>
      <text:p text:style-name="Default"><text:span text:style-name="T1">B. Insert, Update or Delete Records and Values </text:span></text:p>
      <text:p text:style-name="Default"><text:span text:style-name="T1">C. Authorizing Access and other control over Database </text:span></text:p>
      <text:p text:style-name="Default"><text:span text:style-name="T1">D. None of the above </text:span></text:p>
      <text:p text:style-name="Default"><text:span text:style-name="T1">ANS. C</text:span></text:p>
      <text:p text:style-name="P1"/>
      <text:p text:style-name="Default"><text:span text:style-name="T1">5. Which of the following should be enclosed in double quotes? </text:span></text:p>
      <text:p text:style-name="Default"><text:span text:style-name="T1">A. Dates </text:span></text:p>
      <text:p text:style-name="Default"><text:span text:style-name="T1">B. Column Alias </text:span></text:p>
      <text:p text:style-name="Default"><text:span text:style-name="T1">C. String </text:span></text:p>
      <text:p text:style-name="Default"><text:span text:style-name="T1">D. All of the mentioned </text:span></text:p>
      <text:p text:style-name="Default"><text:span text:style-name="T1">ANS. B</text:span></text:p>
      <text:p text:style-name="P1"/>
      <text:p text:style-name="Default"><text:span text:style-name="T1">6. Which of the following command makes the updates performed by the transaction permanent in the database? </text:span></text:p>
      <text:p text:style-name="Default"><text:span text:style-name="T1">A. ROLLBACK </text:span></text:p>
      <text:p text:style-name="Default"><text:span text:style-name="T1">B. COMMIT </text:span></text:p>
      <text:p text:style-name="Default"><text:span text:style-name="T1">C. TRUNCATE </text:span></text:p>
      <text:p text:style-name="Default"><text:span text:style-name="T1">D. DELETE </text:span></text:p>
      <text:p text:style-name="Default"><text:span text:style-name="T1">ANS. B</text:span></text:p>
      <text:p text:style-name="P1"/>
      <text:p text:style-name="Default"><text:span text:style-name="T1">7. A subquery in an SQL Select statement is enclosed in: </text:span></text:p>
      <text:p text:style-name="Default"><text:span text:style-name="T1">A. Parenthesis - (...). </text:span></text:p>
      <text:p text:style-name="Default"><text:span text:style-name="T1">B. brackets - [...]. </text:span></text:p>
      <text:p text:style-name="Default"><text:span text:style-name="T1">C. CAPITAL LETTERS. </text:span></text:p>
      <text:p text:style-name="Default"><text:span text:style-name="T1">D. braces - {...}. </text:span></text:p>
      <text:p text:style-name="Default"><text:span text:style-name="T1">ANS. A</text:span></text:p>
      <text:p text:style-name="P1"/>
      <text:p text:style-name="Default"><text:soft-page-break/><text:span text:style-name="T1">8. The result of a SQL SELECT statement is a :- </text:span></text:p>
      <text:p text:style-name="Default"><text:span text:style-name="T1">A. FILE </text:span></text:p>
      <text:p text:style-name="Default"><text:span text:style-name="T1">B. REPORT </text:span></text:p>
      <text:p text:style-name="Default"><text:span text:style-name="T1">C. TABLE </text:span></text:p>
      <text:p text:style-name="Default"><text:span text:style-name="T1">D. FORM </text:span></text:p>
      <text:p text:style-name="Default"><text:span text:style-name="T1">ANS. C</text:span></text:p>
      <text:p text:style-name="P1"/>
      <text:p text:style-name="Default"><text:span text:style-name="T2">9. Which of the following do you need to consider when you make a table in a SQL? </text:span></text:p>
      <text:p text:style-name="Default"><text:span text:style-name="T2">A. Data types </text:span></text:p>
      <text:p text:style-name="Default"><text:span text:style-name="T2">B. Primary keys </text:span></text:p>
      <text:p text:style-name="Default"><text:span text:style-name="T2">C. Default values </text:span></text:p>
      <text:p text:style-name="Default"><text:span text:style-name="T2">D. All of the mentioned </text:span></text:p>
      <text:p text:style-name="Default"><text:span text:style-name="T2">ANS. D</text:span></text:p>
      <text:p text:style-name="P2"/>
      <text:p text:style-name="Default"><text:span text:style-name="T2">10. If you don’t specify ASC and DESC after a SQL ORDER BY clause, the following is used by___? </text:span></text:p>
      <text:p text:style-name="Default"><text:span text:style-name="T2">A. ASC </text:span></text:p>
      <text:p text:style-name="Default"><text:span text:style-name="T2">B. DESC </text:span></text:p>
      <text:p text:style-name="Default"><text:span text:style-name="T2">C. There is no default value </text:span></text:p>
      <text:p text:style-name="Default"><text:span text:style-name="T2">D. None of the mentioned </text:span></text:p>
      <text:p text:style-name="Default"><text:span text:style-name="T3">ANS. A</text:span></text:p>
      <text:p text:style-name="P3"/>
      <text:p text:style-name="Default"><text:span text:style-name="T3">11. What is denormalization?</text:span></text:p>
      <text:p text:style-name="P4"><text:span text:style-name="T3"><text:s text:c="6"/>Denormalization is a strategy used on a previously-normalized database to increase performance. In computing, denormalization is the process of trying to improve the read performance of a database, at the expense of losing some write performance, by adding redundant copies of data or by grouping data.</text:span></text:p>
      <text:p text:style-name="P4"><text:span text:style-name="T3"/></text:p>
      <text:p text:style-name="Default"><text:span text:style-name="T3">12. What is a database cursor?</text:span></text:p>
      <text:p text:style-name="P4"><text:span text:style-name="T3"><text:s text:c="6"/>Database Cursor is a Temporary Memory or Temporary Work Station. It is Allocated by Database Server at the Time of Performing DML operations on Table by User. Cursors are used to store Database Tables.</text:span></text:p>
      <text:p text:style-name="P4"><text:span text:style-name="T3"/></text:p>
      <text:p text:style-name="Default"><text:span text:style-name="T3">13. What are the different types of the queries?</text:span></text:p>
      <text:p text:style-name="P4"><text:span text:style-name="T3"><text:s text:c="6"/>Five types of SQL queries are 1) Data Definition Language (DDL) 2) Data Manipulation Language (DML) 3) Data Control Language(DCL) 4) Transaction Control Language(TCL) and, 5) Data Query Language (DQL)</text:span></text:p>
      <text:p text:style-name="P4"><text:span text:style-name="T3"/></text:p>
      <text:p text:style-name="Default"><text:span text:style-name="T3">14. Define constraint?</text:span></text:p>
      <text:p text:style-name="P4"><text:span text:style-name="T3"><text:s text:c="5"/>SQL constraints are used to specify rules for the data in a table. Constraints are used to limit the type of data that can go into a table. This ensures the accuracy and reliability of the data in the table.</text:span></text:p>
      <text:p text:style-name="P4"><text:span text:style-name="T3"/></text:p>
      <text:p text:style-name="Standard"><text:span text:style-name="T4">15. What is auto increment?</text:span></text:p>
      <text:p text:style-name="P6"><text:span text:style-name="T4"><text:s text:c="3"/>Auto-increment allows a unique number to be generated when a new record is inserted into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2</meta:editing-cycles>
    <meta:creation-date>2021-05-13T13:37:00</meta:creation-date>
    <dc:date>2021-05-14T01:48:11.354854901</dc:date>
    <meta:editing-duration>PT17M22S</meta:editing-duration>
    <meta:generator>LibreOffice/6.4.7.2$Linux_X86_64 LibreOffice_project/40$Build-2</meta:generator>
    <meta:document-statistic meta:table-count="0" meta:image-count="0" meta:object-count="0" meta:page-count="2" meta:paragraph-count="71" meta:word-count="475" meta:character-count="2624" meta:non-whitespace-character-count="2142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